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9566" officeooo:paragraph-rsid="0018b1fd"/>
    </style:style>
    <style:style style:name="P2" style:family="paragraph" style:parent-style-name="Standard">
      <style:paragraph-properties fo:text-align="end" style:justify-single-word="false"/>
      <style:text-properties officeooo:rsid="0018998f" officeooo:paragraph-rsid="0018b1fd"/>
    </style:style>
    <style:style style:name="P3" style:family="paragraph" style:parent-style-name="Standard">
      <style:text-properties officeooo:rsid="0018998f" officeooo:paragraph-rsid="0018b1fd"/>
    </style:style>
    <style:style style:name="P4" style:family="paragraph" style:parent-style-name="Standard">
      <style:paragraph-properties fo:text-align="end" style:justify-single-word="false"/>
      <style:text-properties officeooo:rsid="0023e339" officeooo:paragraph-rsid="0018b1fd"/>
    </style:style>
    <style:style style:name="P5" style:family="paragraph" style:parent-style-name="Standard">
      <style:text-properties officeooo:paragraph-rsid="0018b1fd"/>
    </style:style>
    <style:style style:name="P6" style:family="paragraph" style:parent-style-name="Standard">
      <style:text-properties officeooo:rsid="001e7ddc" officeooo:paragraph-rsid="001e7ddc"/>
    </style:style>
    <style:style style:name="P7" style:family="paragraph" style:parent-style-name="Standard">
      <style:text-properties officeooo:paragraph-rsid="001e7ddc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998f" officeooo:paragraph-rsid="0018b1fd" style:font-weight-asian="bold" style:font-weight-complex="bold"/>
    </style:style>
    <style:style style:name="P9" style:family="paragraph" style:parent-style-name="Standard">
      <style:text-properties officeooo:rsid="001e7ddc" officeooo:paragraph-rsid="001e7ddc"/>
    </style:style>
    <style:style style:name="T1" style:family="text">
      <style:text-properties officeooo:rsid="001d9566"/>
    </style:style>
    <style:style style:name="T2" style:family="text">
      <style:text-properties officeooo:rsid="0018b1fd"/>
    </style:style>
    <style:style style:name="T3" style:family="text">
      <style:text-properties officeooo:rsid="001cdbbb"/>
    </style:style>
    <style:style style:name="T4" style:family="text">
      <style:text-properties officeooo:rsid="001e7ddc"/>
    </style:style>
    <style:style style:name="T5" style:family="text">
      <style:text-properties officeooo:rsid="001ea0e1"/>
    </style:style>
    <style:style style:name="T6" style:family="text">
      <style:text-properties officeooo:rsid="001f5f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04</text:span> de Octubre 2018</text:p>
      <text:p text:style-name="P2"/>
      <text:p text:style-name="P2">Francisco Javier <text:span text:style-name="T6">Sánchez</text:span> Temprano <text:span text:style-name="T1">#6481</text:span></text:p>
      <text:p text:style-name="P2"/>
      <text:p text:style-name="P4">LMSXI</text:p>
      <text:p text:style-name="P2"/>
      <text:p text:style-name="P8"><text:span text:style-name="T5">Boletín</text:span> <text:span text:style-name="T2">2</text:span></text:p>
      <text:p text:style-name="P3"/>
      <text:p text:style-name="Standard">Documentos XML bien formados</text:p>
      <text:p text:style-name="Standard">Los siguientes documentos no están bien formados porque cada uno contiene dos errores (dos errores del mismo tipo cuentan como uno sólo). Corrige los errores y comprueba si ya son documentos bien formados (si para corregir algún error hay que inventarse una etiqueta o atributo, utiliza un nombre que tenga relación con la información contenida en el documento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1-</text:p>
      <text:p text:style-name="P6"/>
      <text:p text:style-name="P5">&lt;?xml version="1.0" encoding="UTF-8"?&gt;</text:p>
      <text:p text:style-name="P5">&lt;boletin2&gt;</text:p>
      <text:p text:style-name="P5">&lt;autor&gt;barto <text:s/>&lt;!-- Etiqueta inicial mal formada &lt;autor /&gt; --&gt;</text:p>
      <text:p text:style-name="P5">&lt;pelicula&gt;</text:p>
      <text:p text:style-name="P5"><text:s/><text:tab/>&lt;titulo&gt;Con faldas y a lo loco&lt;/titulo&gt;</text:p>
      <text:p text:style-name="P5"><text:s/><text:tab/>&lt;director&gt;Billy Wilder&lt;/director&gt;</text:p>
      <text:p text:style-name="P5">&lt;/pelicula&gt;</text:p>
      <text:p text:style-name="P5">&lt;pelicula&gt;</text:p>
      <text:p text:style-name="P5"><text:s/><text:tab/>&lt;director&gt;Leo McCarey&lt;/director&gt;</text:p>
      <text:p text:style-name="P5"><text:s/><text:tab/>&lt;titulo&gt;Sopa de ganso&lt;/titulo&gt;</text:p>
      <text:p text:style-name="P5">&lt;/pelicula&gt;</text:p>
      <text:p text:style-name="P5">&lt;/autor&gt; <text:s text:c="6"/>&lt;!-- elemento raiz que englobe el resto de elementos--&gt;</text:p>
      <text:p text:style-name="P5"/>
      <text:p text:style-name="P5"/>
      <text:p text:style-name="P5"/>
      <text:p text:style-name="P5"/>
      <text:p text:style-name="P5"/>
      <text:p text:style-name="P5"/>
      <text:p text:style-name="P6">2-</text:p>
      <text:p text:style-name="P6"/>
      <text:p text:style-name="P5">&lt;deportistas&gt;</text:p>
      <text:p text:style-name="P5">&lt;deportista deporte="Atletismo"&gt;&lt;!--deporte es un atributo del deportista --&gt;</text:p>
      <text:p text:style-name="P5"><text:s/><text:tab/><text:tab/>&lt;nombre&gt;Jesse Owens&lt;/nombre&gt;</text:p>
      <text:p text:style-name="P5"><text:s/><text:tab/>&lt;/deportista&gt;<text:tab/><text:tab/><text:tab/><text:tab/>&lt;!--hay que cerrar el elemento deportista --&gt;</text:p>
      <text:p text:style-name="P5"><text:s/><text:tab/>&lt;deportista deporte="Natación"&gt;</text:p>
      <text:p text:style-name="P5"><text:s/><text:tab/><text:tab/> &lt;nombre&gt;Mark Spitz&lt;/nombre&gt;</text:p>
      <text:p text:style-name="P5"><text:s/><text:tab/>&lt;/deportista&gt;</text:p>
      <text:p text:style-name="P5">&lt;/deportistas&gt;</text:p>
      <text:p text:style-name="P5"/>
      <text:p text:style-name="P5"/>
      <text:p text:style-name="P5"/>
      <text:p text:style-name="P6"><text:soft-page-break/>3-</text:p>
      <text:p text:style-name="P6"/>
      <text:p text:style-name="P5">&lt;texto&gt;</text:p>
      <text:p text:style-name="P5">&lt;Titulo&gt;XML explicado a los niños&lt;/Titulo&gt;</text:p>
      <text:p text:style-name="P5"><text:tab/><text:tab/><text:tab/><text:tab/><text:tab/> &lt;!-- Etiqueta de apertura y clausura diferente&lt;/titulo&gt;" <text:s/>--&gt;</text:p>
      <text:p text:style-name="P5"><text:s/><text:tab/>&lt;parrafo&gt;El </text:p>
      <text:p text:style-name="P5"><text:tab/><text:tab/>&lt;abreviatura&gt;XML&lt;/abreviatura&gt;</text:p>
      <text:p text:style-name="P5"><text:tab/><text:tab/>define cómo crear</text:p>
      <text:p text:style-name="P5"><text:tab/><text:tab/> lenguajes de marcas.</text:p>
      <text:p text:style-name="P5">&lt;/parrafo&gt;</text:p>
      <text:p text:style-name="P5"><text:tab/>&lt;parrafo&gt;Las marcas se añaden a un documento de texto</text:p>
      <text:p text:style-name="P5"><text:s/>para añadir información.</text:p>
      <text:p text:style-name="P5"><text:tab/>&lt;/parrafo&gt;</text:p>
      <text:p text:style-name="P5"><text:s/><text:tab/>&lt;http&gt;www.example.org&lt;/http&gt;&lt;!-- Etiqueta mal formada “&lt;http://&gt;" --&gt;</text:p>
      <text:p text:style-name="P7">&lt;/texto&gt;</text:p>
      <text:p text:style-name="P7"/>
      <text:p text:style-name="P7"/>
      <text:p text:style-name="P7"/>
      <text:p text:style-name="P6">4-</text:p>
      <text:p text:style-name="P7"/>
      <text:p text:style-name="P5">&lt;geografia_mundial&gt; <text:s text:c="2"/>&lt;!-- etiqueta raiz mal formada “&lt;geografia mundial&gt;" --&gt;</text:p>
      <text:p text:style-name="P5"><text:s/><text:tab/>&lt;paises&gt;&lt;!-- etiqueta nombrada igual a elementos contenidos por esta “ &lt;pais&gt;" --&gt;</text:p>
      <text:p text:style-name="P5"><text:s/><text:tab/><text:tab/>&lt;pais&gt;España&lt;/pais&gt;</text:p>
      <text:p text:style-name="P5"><text:s/><text:tab/><text:tab/>&lt;continente&gt;Europa&lt;/continente&gt;</text:p>
      <text:p text:style-name="P5"><text:tab/><text:tab/>&lt;capital&gt;Madrid&lt;/capital&gt;</text:p>
      <text:p text:style-name="P5"><text:tab/>&lt;/paises&gt;</text:p>
      <text:p text:style-name="P5">&lt;/geografia_mundial&gt;</text:p>
      <text:p text:style-name="P5"/>
      <text:p text:style-name="P5"/>
      <text:p text:style-name="P5"/>
      <text:p text:style-name="P6">5-</text:p>
      <text:p text:style-name="P6"/>
      <text:p text:style-name="P5">&lt;programas&gt;</text:p>
      <text:p text:style-name="P7"><text:s/><text:tab/>&lt;programa nombre="Firefox" licencia="GPL" licencia<text:span text:style-name="T4">2</text:span>="MPL"/&gt;</text:p>
      <text:p text:style-name="P5"><text:tab/><text:tab/><text:tab/>&lt;!-- atributo licencia declarado 2 veces: licencia="GPL" licencia="MPL" --&gt;</text:p>
      <text:p text:style-name="P5"><text:s/><text:tab/>&lt;programa nombre="OpenOffice.org" licencia="LGPL" /&gt;</text:p>
      <text:p text:style-name="P5"><text:tab/><text:tab/><text:tab/><text:tab/>&lt;!-- valor del atributo licencia debe ir entre “" licencia=LGPL--&gt;</text:p>
      <text:p text:style-name="P5"><text:s/><text:tab/>&lt;programa nombre="Inkscape" licencia="GPL" /&gt;</text:p>
      <text:p text:style-name="P5">&lt;/programas&gt;</text:p>
      <text:p text:style-name="P5"/>
      <text:p text:style-name="P5"/>
      <text:p text:style-name="P5"/>
      <text:p text:style-name="P6">6-</text:p>
      <text:p text:style-name="P6"/>
      <text:p text:style-name="P5">&lt;mundiales-de-futbol&gt;</text:p>
      <text:p text:style-name="P5"><text:tab/>&lt;mundial&gt;</text:p>
      <text:p text:style-name="P5"><text:tab/><text:tab/>&lt;pais&gt;España&lt;/pais&gt;<text:tab/><text:tab/> &lt;!--elemento mal formado : &lt;pais="España" /&gt; --&gt;</text:p>
      <text:p text:style-name="P5"><text:s/><text:tab/><text:tab/>&lt;anho&gt;1982&lt;/anho&gt;<text:tab/><text:tab/><text:tab/> &lt;!--elemento mal formado : &lt;1982 /&gt; --&gt;</text:p>
      <text:p text:style-name="P5"><text:s/><text:tab/>&lt;/mundial&gt;</text:p>
      <text:p text:style-name="P5">&lt;/mundiales-de-futbol&gt;</text:p>
      <text:p text:style-name="P5">&lt;/boletin2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19:06.096634972</meta:creation-date>
    <dc:date>2018-10-04T11:00:45.341980664</dc:date>
    <meta:editing-duration>PT20M14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66" meta:word-count="284" meta:character-count="2316" meta:non-whitespace-character-count="2022"/>
  </office:meta>
</office:document-meta>
</file>